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3.4953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4.54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165in" fo:break-before="page" style:use-optimal-row-height="false"/>
    </style:style>
    <style:style style:name="ro6" style:family="table-row">
      <style:table-row-properties style:row-height="0.2035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WEDNESDAY">
      <style:table-properties table:display="true" style:writing-mode="lr-tb" tableooo:tab-color="#e4eef8"/>
    </style:style>
    <style:style style:name="ta2" style:family="table" style:master-page-name="PageStyle_5f_THURSDAY">
      <style:table-properties table:display="true" style:writing-mode="lr-tb" tableooo:tab-color="#e4eef8"/>
    </style:style>
    <style:style style:name="ta3" style:family="table" style:master-page-name="PageStyle_5f_FRIDAY">
      <style:table-properties table:display="true" style:writing-mode="lr-tb" tableooo:tab-color="#e4eef8"/>
    </style:style>
    <style:style style:name="ta4" style:family="table" style:master-page-name="PageStyle_5f_SATURDAY">
      <style:table-properties table:display="true" style:writing-mode="lr-tb" tableooo:tab-color="#e4eef8"/>
    </style:style>
    <style:style style:name="ta5" style:family="table" style:master-page-name="PageStyle_5f_PRE-FEST">
      <style:table-properties table:display="true" style:writing-mode="lr-tb" tableooo:tab-color="#e4eef8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8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42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0" style:family="table-cell" style:parent-style-name="Default" style:data-style-name="N42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1" style:family="table-cell" style:parent-style-name="Default" style:data-style-name="N148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3" style:family="table-cell" style:parent-style-name="Default" style:data-style-name="N100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>
      <style:table-cell-properties fo:padding="0.028in"/>
      <style:text-properties style:font-name="Liberation Sans"/>
    </style:style>
    <style:style style:name="ce26" style:family="table-cell" style:parent-style-name="Default">
      <style:text-properties style:font-name="Liberation Sans"/>
    </style:style>
    <style:style style:name="ce27" style:family="table-cell" style:parent-style-name="Default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42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padding="0.028in"/>
      <style:text-properties style:font-name="Liberation Sans"/>
    </style:style>
    <style:style style:name="ce30" style:family="table-cell" style:parent-style-name="Default">
      <style:table-cell-properties fo:background-color="#ffffff"/>
      <style:text-properties style:font-name="Liberation Sans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32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5" style:family="table-cell" style:parent-style-name="Default" style:data-style-name="N149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6" style:family="table-cell" style:parent-style-name="Default" style:data-style-name="N149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37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color="#ffffff"/>
    </style:style>
    <style:style style:name="T3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super"/>
    </style:style>
    <style:style style:name="T4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0%"/>
    </style:style>
    <style:style style:name="T5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super"/>
    </style:style>
    <style:style style:name="T7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WEDNESDAY" table:style-name="ta1" table:print-ranges="WEDNESDAY.B2:WEDNESDAY.E26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6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15T21:56:49.10639" calcext:value-type="date">
            <text:p>03/15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WEDNESDAY – MARCH 29<text:span text:style-name="T1">th</text:span>, 2017</text:p>
          </table:table-cell>
          <table:table-cell table:style-name="ce14" office:value-type="string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9" office:value-type="string" calcext:value-type="string">
            <text:p>9:00-10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Dinner Party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Is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7" office:value-type="string" calcext:value-type="string">
            <text:p>When Togetherness won't combine</text:p>
          </table:table-cell>
          <table:table-cell table:style-name="ce16" office:value-type="string" calcext:value-type="string">
            <text:p>Lindenwoo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1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10-11:30</text:p>
          </table:table-cell>
          <table:table-cell table:style-name="ce17" office:value-type="string" calcext:value-type="string">
            <text:p>41, 87</text:p>
          </table:table-cell>
          <table:table-cell table:style-name="ce16" office:value-type="string" calcext:value-type="string">
            <text:p>Lindenwoo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30-11:50</text:p>
          </table:table-cell>
          <table:table-cell table:style-name="ce17" office:value-type="string" calcext:value-type="string">
            <text:p>Rejsen</text:p>
          </table:table-cell>
          <table:table-cell table:style-name="ce16" office:value-type="string" calcext:value-type="string">
            <text:p>Missouri Valley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50-12:10</text:p>
          </table:table-cell>
          <table:table-cell table:style-name="ce17" office:value-type="string" calcext:value-type="string">
            <text:p>Y(Our) Silence</text:p>
          </table:table-cell>
          <table:table-cell table:style-name="ce16" office:value-type="string" calcext:value-type="string">
            <text:p>Missouri Valley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2:10-1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1:30</text:p>
          </table:table-cell>
          <table:table-cell table:style-name="ce17" office:value-type="string" calcext:value-type="string">
            <text:p>A prurience for</text:p>
          </table:table-cell>
          <table:table-cell table:style-name="ce16" office:value-type="string" calcext:value-type="string">
            <text:p>Metropolitan State University of Denver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30-1:50</text:p>
          </table:table-cell>
          <table:table-cell table:style-name="ce17" office:value-type="string" calcext:value-type="string">
            <text:p>The Crash</text:p>
          </table:table-cell>
          <table:table-cell table:style-name="ce16" office:value-type="string" calcext:value-type="string">
            <text:p>Metropolitan State University of Denver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50-2:10</text:p>
          </table:table-cell>
          <table:table-cell table:style-name="ce17" office:value-type="string" calcext:value-type="string">
            <text:p>Hunt</text:p>
          </table:table-cell>
          <table:table-cell table:style-name="ce16" office:value-type="string" calcext:value-type="string">
            <text:p>Rockfor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10-2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20-2:40</text:p>
          </table:table-cell>
          <table:table-cell table:style-name="ce17" office:value-type="string" calcext:value-type="string">
            <text:p>The Boy from Under and the Broken Girl of the Sky</text:p>
          </table:table-cell>
          <table:table-cell table:style-name="ce16" office:value-type="string" calcext:value-type="string">
            <text:p>Rockfor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Occurence</text:p>
          </table:table-cell>
          <table:table-cell table:style-name="ce16" office:value-type="string" calcext:value-type="string">
            <text:p>Southern Illinois University-Edwardsvill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string" calcext:value-type="string">
            <text:p>The Promised Land</text:p>
          </table:table-cell>
          <table:table-cell table:style-name="ce16" office:value-type="string" calcext:value-type="string">
            <text:p>Southern Illinois University-Edwardsvill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5:5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50-6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6:30-9:15</text:p>
          </table:table-cell>
          <table:table-cell table:style-name="ce19" office:value-type="string" calcext:value-type="string">
            <text:p>ADJUDCATION CONCERT 1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1" office:value-type="time" office:time-value="PT21H15M00S" calcext:value-type="time">
            <text:p>9:15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WEDNESDAY.$B$2:.$E$28" table:range-usable-as="print-range"/>
        </table:named-expressions>
      </table:table>
      <table:table table:name="THURSDAY" table:style-name="ta2" table:print-ranges="THURSDAY.B2:THURSDAY.E36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style-name="ce27"/>
          <table:table-cell table:style-name="ce28"/>
          <table:table-cell table:style-name="ce27" table:number-columns-repeated="253"/>
          <table:table-cell table:style-name="ce29" table:number-columns-repeated="3"/>
          <table:table-cell table:style-name="ce30" table:number-columns-repeated="766"/>
        </table:table-row>
        <table:table-header-rows>
          <table:table-row table:style-name="ro2">
            <table:table-cell table:style-name="ce2"/>
            <table:table-cell table:style-name="ce5" table:formula="of:=[WEDNESDAY.B2]" office:value-type="string" office:string-value="ACDA 2017 Central Technical Schedule v2" calcext:value-type="string" table:number-columns-spanned="3" table:number-rows-spanned="1">
              <text:p>ACDA 2017 Central Technical Schedule v2</text:p>
            </table:table-cell>
            <table:covered-table-cell table:number-columns-repeated="2" table:style-name="ce12"/>
            <table:table-cell table:style-name="ce22" table:formula="of:=[$'PRE-FEST'.D2]" office:value-type="string" office:string-value="Updated:" calcext:value-type="string">
              <text:p>Updated:</text:p>
            </table:table-cell>
            <table:table-cell table:style-name="ce2" table:number-columns-repeated="1019"/>
          </table:table-row>
          <table:table-row table:style-name="ro3">
            <table:table-cell table:style-name="ce3"/>
            <table:table-cell table:style-name="ce6" table:formula="of:=[$'PRE-FEST'.B3]" office:value-type="string" office:string-value="SUBJECT TO CHANGE" calcext:value-type="string" table:number-columns-spanned="2" table:number-rows-spanned="1">
              <text:p>SUBJECT TO CHANGE</text:p>
            </table:table-cell>
            <table:covered-table-cell table:style-name="ce13"/>
            <table:table-cell table:style-name="ce13"/>
            <table:table-cell table:style-name="ce23" table:formula="of:=[$'PRE-FEST'.D3]" office:value-type="date" office:date-value="2017-03-15T21:56:49.10639" calcext:value-type="date">
              <text:p>03/15/2017</text:p>
            </table:table-cell>
            <table:table-cell table:style-name="ce3" table:number-columns-repeated="1019"/>
          </table:table-row>
          <table:table-row table:style-name="ro4">
            <table:table-cell/>
            <table:table-cell table:style-name="ce7"/>
            <table:table-cell table:style-name="ce14" office:value-type="string" calcext:value-type="string">
              <text:p>THURSDAY – MARCH 30<text:span text:style-name="T1">th</text:span>, 2017</text:p>
            </table:table-cell>
            <table:table-cell table:style-name="ce14" table:formula="of:=[WEDNESDAY.D4]" office:value-type="string" office:string-value="WILNER THEATRE" calcext:value-type="string" table:number-columns-spanned="2" table:number-rows-spanned="1">
              <text:p>WILNER THEATRE</text:p>
            </table:table-cell>
            <table:covered-table-cell table:style-name="ce14"/>
            <table:table-cell table:number-columns-repeated="1019"/>
          </table:table-row>
          <table:table-row table:style-name="ro4">
            <table:table-cell table:style-name="ce3"/>
            <table:table-cell table:style-name="ce8" office:value-type="string" calcext:value-type="string">
              <text:p>TIME</text:p>
            </table:table-cell>
            <table:table-cell table:style-name="ce15" office:value-type="string" calcext:value-type="string">
              <text:p>DANCE PIECE TO TECH</text:p>
            </table:table-cell>
            <table:table-cell table:style-name="ce21" office:value-type="string" calcext:value-type="string">
              <text:p>COLLEGE/UNIVERSITY</text:p>
            </table:table-cell>
            <table:table-cell table:style-name="ce15" office:value-type="string" calcext:value-type="string">
              <text:p>NOTES</text:p>
            </table:table-cell>
            <table:table-cell table:style-name="ce3" table:number-columns-repeated="1019"/>
          </table:table-row>
        </table:table-header-rows>
        <table:table-row table:style-name="ro4">
          <table:table-cell/>
          <table:table-cell table:style-name="ce9" office:value-type="string" calcext:value-type="string">
            <text:p>7:00-7:4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40-8:00</text:p>
          </table:table-cell>
          <table:table-cell table:style-name="ce17" office:value-type="string" calcext:value-type="string">
            <text:p>Weeping Women</text:p>
          </table:table-cell>
          <table:table-cell table:style-name="ce16" office:value-type="string" calcext:value-type="string">
            <text:p>Friend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00-8:20</text:p>
          </table:table-cell>
          <table:table-cell table:style-name="ce17" office:value-type="string" calcext:value-type="string">
            <text:p>Nimbus</text:p>
          </table:table-cell>
          <table:table-cell table:style-name="ce16" office:value-type="string" calcext:value-type="string">
            <text:p>University of Iow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20-8:40</text:p>
          </table:table-cell>
          <table:table-cell table:style-name="ce17" office:value-type="string" calcext:value-type="string">
            <text:p>I Shall Wear My Trousers Rolled</text:p>
          </table:table-cell>
          <table:table-cell table:style-name="ce16" office:value-type="string" calcext:value-type="string">
            <text:p>University of Iow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8:40-8:5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50-9:10</text:p>
          </table:table-cell>
          <table:table-cell table:style-name="ce17" office:value-type="string" calcext:value-type="string">
            <text:p>Regeneration</text:p>
          </table:table-cell>
          <table:table-cell table:style-name="ce16" office:value-type="string" calcext:value-type="string">
            <text:p>St. Gregory'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10-9:30</text:p>
          </table:table-cell>
          <table:table-cell table:style-name="ce17" office:value-type="string" calcext:value-type="string">
            <text:p>Arise</text:p>
          </table:table-cell>
          <table:table-cell table:style-name="ce16" office:value-type="string" calcext:value-type="string">
            <text:p>St. Gregory'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30-9:50</text:p>
          </table:table-cell>
          <table:table-cell table:style-name="ce17" office:value-type="string" calcext:value-type="string">
            <text:p>Descant</text:p>
          </table:table-cell>
          <table:table-cell table:style-name="ce16" office:value-type="string" calcext:value-type="string">
            <text:p>Brookhaven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9:50-10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Unnoticed Before: <text:s/>Awake Now</text:p>
          </table:table-cell>
          <table:table-cell table:style-name="ce16" office:value-type="string" calcext:value-type="string">
            <text:p>Webster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I was in silence</text:p>
          </table:table-cell>
          <table:table-cell table:style-name="ce16" office:value-type="string" calcext:value-type="string">
            <text:p>Webster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2:0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00-12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30-2:30</text:p>
          </table:table-cell>
          <table:table-cell table:style-name="ce19" office:value-type="string" calcext:value-type="string">
            <text:p>ADJUDCATION CONCERT 2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30-2:40</text:p>
          </table:table-cell>
          <table:table-cell table:style-name="ce18" office:value-type="string" calcext:value-type="string">
            <text:p>POST-CONCERT Buffer/Break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heavy planet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string" calcext:value-type="string">
            <text:p>Algorithm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7" office:value-type="string" calcext:value-type="string">
            <text:p>An Encounter</text:p>
          </table:table-cell>
          <table:table-cell table:style-name="ce16" office:value-type="string" calcext:value-type="string">
            <text:p>Missouri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3:5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50-4:10</text:p>
          </table:table-cell>
          <table:table-cell table:style-name="ce17" office:value-type="string" calcext:value-type="string">
            <text:p>The Last Day in December</text:p>
          </table:table-cell>
          <table:table-cell table:style-name="ce16" office:value-type="string" calcext:value-type="string">
            <text:p>Missouri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10-4:30</text:p>
          </table:table-cell>
          <table:table-cell table:style-name="ce17" office:value-type="string" calcext:value-type="string">
            <text:p>Resettle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30-4:50</text:p>
          </table:table-cell>
          <table:table-cell table:style-name="ce17" office:value-type="string" calcext:value-type="string">
            <text:p>Potentially Kinetic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4:50-5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00-5:20</text:p>
          </table:table-cell>
          <table:table-cell table:style-name="ce17" office:value-type="string" calcext:value-type="string">
            <text:p>My Life Closed Twice</text:p>
          </table:table-cell>
          <table:table-cell table:style-name="ce16" office:value-type="string" calcext:value-type="string">
            <text:p>Loyola University-Chicag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20-5:40</text:p>
          </table:table-cell>
          <table:table-cell table:style-name="ce17" office:value-type="string" calcext:value-type="string">
            <text:p>No Quarter</text:p>
          </table:table-cell>
          <table:table-cell table:style-name="ce16" office:value-type="string" calcext:value-type="string">
            <text:p>Loyola University-Chicag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40-6:0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6:00-7:0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00-7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30-9:30</text:p>
          </table:table-cell>
          <table:table-cell table:style-name="ce19" office:value-type="string" calcext:value-type="string">
            <text:p>ADJUDCATION CONCERT 3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1" office:value-type="time" office:time-value="PT21H30M00S" calcext:value-type="time">
            <text:p>9:30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THURSDAY.$B$2:.$E$38" table:range-usable-as="print-range"/>
        </table:named-expressions>
      </table:table>
      <table:table table:name="FRIDAY" table:style-name="ta3" table:print-ranges="FRIDAY.B2:FRIDAY.E28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table:formula="of:=[WEDNESDAY.B2]" office:value-type="string" office:string-value="ACDA 2017 Central Technical Schedule v2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6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15T21:56:49.10639" calcext:value-type="date">
            <text:p>03/15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FRIDAY – MARCH 31st, 2017</text:p>
          </table:table-cell>
          <table:table-cell table:style-name="ce14" table:formula="of:=[WEDNESDAY.D4]" office:value-type="string" office:string-value="WILNER THEATRE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9" office:value-type="string" calcext:value-type="string">
            <text:p>9:00-10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Des Puemes de Prevert</text:p>
          </table:table-cell>
          <table:table-cell table:style-name="ce16" office:value-type="string" calcext:value-type="string">
            <text:p>Washington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Grounded Dove</text:p>
          </table:table-cell>
          <table:table-cell table:style-name="ce16" office:value-type="string" calcext:value-type="string">
            <text:p>Washington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7" office:value-type="string" calcext:value-type="string">
            <text:p>on how to be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1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10-11:30</text:p>
          </table:table-cell>
          <table:table-cell table:style-name="ce17" office:value-type="string" calcext:value-type="string">
            <text:p>But when are we going to paint the apartment?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30-11:50</text:p>
          </table:table-cell>
          <table:table-cell table:style-name="ce17" office:value-type="string" calcext:value-type="string">
            <text:p>Wild Heart</text:p>
          </table:table-cell>
          <table:table-cell table:style-name="ce16" office:value-type="string" calcext:value-type="string">
            <text:p>BYU-Idah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50-12:10</text:p>
          </table:table-cell>
          <table:table-cell table:style-name="ce17" office:value-type="string" calcext:value-type="string">
            <text:p>Grout</text:p>
          </table:table-cell>
          <table:table-cell table:style-name="ce16" office:value-type="string" calcext:value-type="string">
            <text:p>BYU-Idah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2:10-1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1:30</text:p>
          </table:table-cell>
          <table:table-cell table:style-name="ce17" office:value-type="string" calcext:value-type="string">
            <text:p>Itchy</text:p>
          </table:table-cell>
          <table:table-cell table:style-name="ce16" office:value-type="string" calcext:value-type="string">
            <text:p>University of Nebraska-Kearne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30-1:50</text:p>
          </table:table-cell>
          <table:table-cell table:style-name="ce17" office:value-type="string" calcext:value-type="string">
            <text:p>After</text:p>
          </table:table-cell>
          <table:table-cell table:style-name="ce16" office:value-type="string" calcext:value-type="string">
            <text:p>University of Nebraska-Kearne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50-2:10</text:p>
          </table:table-cell>
          <table:table-cell table:style-name="ce17" office:value-type="string" calcext:value-type="string">
            <text:p>Under the skin</text:p>
          </table:table-cell>
          <table:table-cell table:style-name="ce16" office:value-type="string" calcext:value-type="string">
            <text:p>University of Tuls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10-2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20-2:40</text:p>
          </table:table-cell>
          <table:table-cell table:style-name="ce17" office:value-type="string" calcext:value-type="string">
            <text:p>UnTAPped Potential</text:p>
          </table:table-cell>
          <table:table-cell table:style-name="ce16" office:value-type="string" calcext:value-type="string">
            <text:p>University of Kansas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Saltwaters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float" office:value="1346" calcext:value-type="float">
            <text:p>1346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4:5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50-5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30-8:00</text:p>
          </table:table-cell>
          <table:table-cell table:style-name="ce19" office:value-type="string" calcext:value-type="string">
            <text:p>ADJUDCATION CONCERT 4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8:00-8:15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15-9:45</text:p>
          </table:table-cell>
          <table:table-cell table:style-name="ce19" office:value-type="string" calcext:value-type="string">
            <text:p>ADJUDCATION FEEDBACK 4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time" office:time-value="PT21H45M00S" calcext:value-type="time">
            <text:p>09:45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18" office:value-type="string" calcext:value-type="string">
            <text:p>END OF D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FRIDAY.$B$2:.$E$36" table:range-usable-as="print-range"/>
        </table:named-expressions>
      </table:table>
      <table:table table:name="SATURDAY" table:style-name="ta4" table:print-ranges="SATURDAY.B2:SATURDAY.E2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32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15T21:56:49.10639" calcext:value-type="date">
            <text:p>03/15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ATURDAY – <text:span text:style-name="T2">APRIL 1</text:span><text:span text:style-name="T3">st</text:span><text:span text:style-name="T4">, 2017</text:span></text:p>
          </table:table-cell>
          <table:table-cell table:style-name="ce14" table:formula="of:=[WEDNESDAY.D4]" office:value-type="string" office:string-value="WILNER THEATRE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35" office:value-type="string" calcext:value-type="string">
            <text:p>10:00-11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00-11:2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20-11:4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40-12:0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12:00-12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10-12:3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30-12:5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50-1:1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1:10-2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10-2:3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30-2:5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50-3:1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3:10-3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3:20-3:4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3:40-4:0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4:00-4:2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4:20-4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4:40-6:20</text:p>
          </table:table-cell>
          <table:table-cell table:style-name="ce18" office:value-type="string" calcext:value-type="string">
            <text:p>EXTENDED 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6:20-7:0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7:00-9:45</text:p>
          </table:table-cell>
          <table:table-cell table:style-name="ce19" office:value-type="string" calcext:value-type="string">
            <text:p>GALA CONCERT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9:45-10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6" office:value-type="float" office:value="0.916666666666667" calcext:value-type="float">
            <text:p>10:00 PM</text:p>
          </table:table-cell>
          <table:table-cell table:style-name="ce18" office:value-type="string" calcext:value-type="string">
            <text:p>GALA RECEPTION</text:p>
          </table:table-cell>
          <table:table-cell table:style-name="ce18"/>
          <table:table-cell table:style-name="ce18" office:value-type="string" calcext:value-type="string">
            <text:p>GALA RECEPTION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SATURDAY.$B$2:.$E$31" table:range-usable-as="print-range"/>
        </table:named-expressions>
      </table:table>
      <table:table table:name="PRE-FEST" table:style-name="ta5" table:print-ranges="'PRE-FEST'.B2:'PRE-FEST'.D20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7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2" table:number-rows-spanned="1">
            <text:p>ACDA 2017 Central Technical Schedule v2</text:p>
          </table:table-cell>
          <table:covered-table-cell table:style-name="ce12"/>
          <table:table-cell table:style-name="ce37" office:value-type="string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32" office:value-type="string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23" table:formula="of:=NOW()" office:value-type="date" office:date-value="2017-03-15T21:56:49.10639" calcext:value-type="date">
            <text:p>03/15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ATURDAY – MARCH 25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WILNER THEATRE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5" office:value-type="string" calcext:value-type="string">
            <text:p>9:00-1:00</text:p>
          </table:table-cell>
          <table:table-cell table:style-name="ce16" office:value-type="string" calcext:value-type="string">
            <text:p>Fit Up / Lighting ad softgoods hang – All Crew and Limite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6" office:value-type="string" calcext:value-type="string">
            <text:p>1:00-2:00</text:p>
          </table:table-cell>
          <table:table-cell table:number-columns-repeated="2" table:style-name="ce18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2:00-5:00</text:p>
          </table:table-cell>
          <table:table-cell table:style-name="ce16" office:value-type="string" calcext:value-type="string">
            <text:p>Fit Up / Lighting hang – All Crew and Limite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UNDAY – MARCH 26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5:00</text:p>
          </table:table-cell>
          <table:table-cell table:style-name="ce16" office:value-type="string" calcext:value-type="string">
            <text:p>Lighting Focus: Overheads and FOH – Limited Crew an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5:00-TBA</text:p>
          </table:table-cell>
          <table:table-cell table:style-name="ce16" office:value-type="string" calcext:value-type="string">
            <text:p>Troubleshooting - Ben Roose and Brianna Baxley (if required)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MONDAY - MARCH 27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9:30-11:00</text:p>
          </table:table-cell>
          <table:table-cell table:style-name="ce16" office:value-type="string" calcext:value-type="string">
            <text:p>Lay Dance Floor – WSU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1:00-1:00</text:p>
          </table:table-cell>
          <table:table-cell table:style-name="ce16" office:value-type="string" calcext:value-type="string">
            <text:p>Sound Load In – PerFac Crew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3:00</text:p>
          </table:table-cell>
          <table:table-cell table:style-name="ce16" office:value-type="string" calcext:value-type="string">
            <text:p>Lighitng Focus: Booms – Ben, Brianna, and Kyle Only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TBA</text:p>
          </table:table-cell>
          <table:table-cell table:style-name="ce16" office:value-type="string" calcext:value-type="string">
            <text:p>Troubleshoot and Clean Up Prior to Festival – Ben, Brianna, and Kyle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6"/>
          <table:table-cell table:style-name="ce18" office:value-type="string" calcext:value-type="string">
            <text:p>END OF PRE-FESTIVAL FIT UP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'PRE-FEST'.$B$2:.$D$20" table:range-usable-as="print-range"/>
        </table:named-expressions>
      </table:table>
      <table:table table:name="POST_FEST" table:style-name="ta4" table:print-ranges="POST_FEST.B2:POST_FEST.D13">
        <office:forms form:automatic-focus="false" form:apply-design-mode="false"/>
        <table:shapes>
          <draw:frame draw:z-index="0" draw:name="Image 1" draw:style-name="gr1" draw:text-style-name="P1" svg:width="0.713in" svg:height="0.3181in" svg:x="0.4449in" svg:y="3.9811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7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2" table:number-rows-spanned="1">
            <text:p>ACDA 2017 Central Technical Schedule v2</text:p>
          </table:table-cell>
          <table:covered-table-cell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32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23" table:formula="of:=[$'PRE-FEST'.D3]" office:value-type="date" office:date-value="2017-03-15T21:56:49.10639" calcext:value-type="date">
            <text:p>03/15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UNDAY – <text:span text:style-name="T5">APRIL 2</text:span><text:span text:style-name="T6">nd</text:span><text:span text:style-name="T7">,</text:span><text:span text:style-name="T8"> 2017</text:span>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WILNER THEATRE (Technical Rehearsals/Concerts)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5" office:value-type="string" calcext:value-type="string">
            <text:p>1:00-5:00</text:p>
          </table:table-cell>
          <table:table-cell table:style-name="ce16" office:value-type="string" calcext:value-type="string">
            <text:p>Strike all stage and dressing rooms – Crew and WSU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MONDAY – APRIL 3<text:span text:style-name="T1">rd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TBA</text:p>
          </table:table-cell>
          <table:table-cell table:style-name="ce16" office:value-type="string" calcext:value-type="string">
            <text:p>Equipment Returns to Miller, Heskett, and TSI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6"/>
          <table:table-cell table:style-name="ce18" office:value-type="string" calcext:value-type="string">
            <text:p>END OF ACDA 2017 CONFERENCE</text:p>
          </table:table-cell>
          <table:table-cell table:style-name="ce18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38" table:number-columns-spanned="1" table:number-rows-spanned="2"/>
          <table:table-cell table:style-name="ce39" office:value-type="string" calcext:value-type="string" table:number-columns-spanned="2" table:number-rows-spanned="1">
            <text:p>Except where otherwise noted, this work is licensed under Creative Commons Attribution-ShareAlike 4.0.</text:p>
          </table:table-cell>
          <table:covered-table-cell table:style-name="ce40"/>
          <table:table-cell table:number-columns-repeated="1020"/>
        </table:table-row>
        <table:table-row table:style-name="ro6">
          <table:table-cell/>
          <table:covered-table-cell/>
          <table:table-cell table:style-name="ce39" office:value-type="string" calcext:value-type="string" table:number-columns-spanned="2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40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1" table:number-rows-repeated="1048539">
          <table:table-cell table:number-columns-repeated="1024"/>
        </table:table-row>
        <table:table-row table:style-name="ro7" table:number-rows-repeated="2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21:38:33.695333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3-15T21:57:07.619778859</dc:date>
    <meta:print-date>2011-03-18T12:21:47</meta:print-date>
    <meta:editing-cycles>54</meta:editing-cycles>
    <meta:editing-duration>PT9H33M52S</meta:editing-duration>
    <meta:generator>LibreOffice/4.3.3.2$Linux_X86_64 LibreOffice_project/430m0$Build-2</meta:generator>
    <meta:document-statistic meta:table-count="6" meta:cell-count="333" meta:object-count="1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